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utowiredQualifierFooService.foo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QualifierFooService.asyncFoo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QualifierFooService.isInitCa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dQualifierFooService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